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22.41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3.413cm"/>
    </style:style>
    <style:style style:name="CourseDetails.B" style:family="table-column">
      <style:table-column-properties style:column-width="9.437cm"/>
    </style:style>
    <style:style style:name="CourseDetails.C" style:family="table-column">
      <style:table-column-properties style:column-width="4.057cm"/>
    </style:style>
    <style:style style:name="CourseDetails.D" style:family="table-column">
      <style:table-column-properties style:column-width="5.503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Unitwise" style:family="table">
      <style:table-properties style:width="26.591cm" fo:margin-left="0cm" fo:break-before="auto" fo:break-after="auto" table:align="left" fo:keep-with-next="auto" style:may-break-between-rows="true" table:border-model="collapsing"/>
    </style:style>
    <style:style style:name="Unitwise.A" style:family="table-column">
      <style:table-column-properties style:column-width="1.799cm"/>
    </style:style>
    <style:style style:name="Unitwise.B" style:family="table-column">
      <style:table-column-properties style:column-width="11.404cm"/>
    </style:style>
    <style:style style:name="Unitwise.C" style:family="table-column">
      <style:table-column-properties style:column-width="1.984cm"/>
    </style:style>
    <style:style style:name="Unitwise.D" style:family="table-column">
      <style:table-column-properties style:column-width="2.619cm"/>
    </style:style>
    <style:style style:name="Unitwise.E" style:family="table-column">
      <style:table-column-properties style:column-width="2.002cm"/>
    </style:style>
    <style:style style:name="Unitwise.F" style:family="table-column">
      <style:table-column-properties style:column-width="2.099cm"/>
    </style:style>
    <style:style style:name="Unitwise.G" style:family="table-column">
      <style:table-column-properties style:column-width="2.487cm"/>
    </style:style>
    <style:style style:name="Unitwise.H" style:family="table-column">
      <style:table-column-properties style:column-width="2.196cm"/>
    </style:style>
    <style:style style:name="Unitwise.1" style:family="table-row">
      <style:table-row-properties fo:keep-together="auto"/>
    </style:style>
    <style:style style:name="Unitwise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Unitwise.H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Unitwise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bad0" officeooo:paragraph-rsid="00bf57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1b8b" officeooo:paragraph-rsid="001d1b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20a4" officeooo:paragraph-rsid="00892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1d7" officeooo:paragraph-rsid="001f91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c79d" officeooo:paragraph-rsid="00b3c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42730" officeooo:paragraph-rsid="00b427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46c55" officeooo:paragraph-rsid="00b46c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004b" officeooo:paragraph-rsid="00b60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d603" officeooo:paragraph-rsid="00b8d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733d" officeooo:paragraph-rsid="00bb73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ca68" officeooo:paragraph-rsid="00bdc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fc6e" officeooo:paragraph-rsid="00c0fc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fc6e" officeooo:paragraph-rsid="00c0fc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4abdc" officeooo:paragraph-rsid="00c4ab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2892" officeooo:paragraph-rsid="00c92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c334" officeooo:paragraph-rsid="0019c3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8d23" officeooo:paragraph-rsid="00188d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afc37" officeooo:paragraph-rsid="00aafc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c92a5" officeooo:paragraph-rsid="00ac92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d39e" officeooo:paragraph-rsid="00b1d3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8f01" officeooo:paragraph-rsid="00b28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c79d" officeooo:paragraph-rsid="00b3c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42730" officeooo:paragraph-rsid="00b427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46c55" officeooo:paragraph-rsid="00b46c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004b" officeooo:paragraph-rsid="00b60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ee1e" officeooo:paragraph-rsid="00b7e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a47d8" officeooo:paragraph-rsid="00ba47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8489" officeooo:paragraph-rsid="00bc8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ca68" officeooo:paragraph-rsid="00bdca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>
      <style:text-properties officeooo:paragraph-rsid="002e8c22"/>
    </style:style>
    <style:style style:name="P38" style:family="paragraph" style:parent-style-name="Standard">
      <style:text-properties officeooo:paragraph-rsid="00cba324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41fc4b" officeooo:paragraph-rsid="0041fc4b" style:font-weight-asian="normal" style:font-weight-complex="normal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41fc4b" officeooo:paragraph-rsid="00a92053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tyle="italic" fo:font-weight="bold" officeooo:rsid="0042cbdc" officeooo:paragraph-rsid="0042cbdc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0bf19d" officeooo:paragraph-rsid="000bf19d" style:font-weight-asian="bold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0d90c3" officeooo:paragraph-rsid="000d90c3" style:font-weight-asian="bold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122ea8" officeooo:paragraph-rsid="000d90c3" style:font-weight-asian="bold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41fc4b" officeooo:paragraph-rsid="0041fc4b" style:font-weight-asian="bold" style:font-weight-complex="bold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cba324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cba324" style:font-weight-asian="bold" style:font-weight-complex="bold"/>
    </style:style>
    <style:style style:name="P48" style:family="paragraph" style:parent-style-name="Standard">
      <style:paragraph-properties fo:break-before="auto" fo:break-after="auto"/>
      <style:text-properties officeooo:paragraph-rsid="002e8c22"/>
    </style:style>
    <style:style style:name="P49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font-weight="bold" officeooo:rsid="000a126a" officeooo:paragraph-rsid="000a126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fo:font-weight="normal" officeooo:rsid="00d24a11" officeooo:paragraph-rsid="00d24a1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4a4ee"/>
    </style:style>
    <style:style style:name="T3" style:family="text">
      <style:text-properties officeooo:rsid="00a3c7cb"/>
    </style:style>
    <style:style style:name="T4" style:family="text">
      <style:text-properties officeooo:rsid="00a7941f"/>
    </style:style>
    <style:style style:name="T5" style:family="text">
      <style:text-properties officeooo:rsid="00a92053"/>
    </style:style>
    <style:style style:name="T6" style:family="text">
      <style:text-properties officeooo:rsid="00b3283b"/>
    </style:style>
    <style:style style:name="T7" style:family="text">
      <style:text-properties officeooo:rsid="00bf57c6"/>
    </style:style>
    <style:style style:name="T8" style:family="text">
      <style:text-properties officeooo:rsid="00cd33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KGISL Institute of Technology</text:p>
      <text:p text:style-name="P42">Department of Information Technology</text:p>
      <text:p text:style-name="P43">Lesson Plan (Micro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Table_20_Contents">Faculty Name:</text:p>
          </table:table-cell>
          <table:table-cell table:style-name="CourseDetails.B1" office:value-type="string">
            <text:p text:style-name="P1">Rajasekaran <text:span text:style-name="T3">S</text:span></text:p>
          </table:table-cell>
          <table:table-cell table:style-name="CourseDetails.C1" office:value-type="string">
            <text:p text:style-name="P1">Designation:</text:p>
          </table:table-cell>
          <table:table-cell table:style-name="CourseDetails.D1" office:value-type="string">
            <text:p text:style-name="P1">Assistant Professor</text:p>
          </table:table-cell>
        </table:table-row>
        <table:table-row table:style-name="CourseDetails.1">
          <table:table-cell table:style-name="CourseDetails.A2" office:value-type="string">
            <text:p text:style-name="P2">Course Name:</text:p>
          </table:table-cell>
          <table:table-cell table:style-name="CourseDetails.B2" office:value-type="string">
            <text:p text:style-name="P2">OBJECT ORIENTED PROGRAMMING <text:span text:style-name="T4">LABORATORY</text:span></text:p>
          </table:table-cell>
          <table:table-cell table:style-name="CourseDetails.C2" office:value-type="string">
            <text:p text:style-name="P3">Course Code:</text:p>
          </table:table-cell>
          <table:table-cell table:style-name="CourseDetails.D2" office:value-type="string">
            <text:p text:style-name="P3">CS838<text:span text:style-name="T4">3</text:span></text:p>
          </table:table-cell>
        </table:table-row>
        <table:table-row>
          <table:table-cell table:style-name="CourseDetails.A3" office:value-type="string">
            <text:p text:style-name="P4">Academic Year</text:p>
          </table:table-cell>
          <table:table-cell table:style-name="CourseDetails.B3" office:value-type="string">
            <text:p text:style-name="P4">2018-2019</text:p>
          </table:table-cell>
          <table:table-cell table:style-name="CourseDetails.C3" office:value-type="string">
            <text:p text:style-name="P4">Sem/Year</text:p>
          </table:table-cell>
          <table:table-cell table:style-name="CourseDetails.D3" office:value-type="string">
            <text:p text:style-name="P4">III/II</text:p>
          </table:table-cell>
        </table:table-row>
      </table:table>
      <text:p text:style-name="P44"/>
      <text:p text:style-name="P45">COURSE OUTCOME:</text:p>
      <text:p text:style-name="P41">At the end of course <text:span text:style-name="T2">the student should be able to:</text:span></text:p>
      <text:p text:style-name="P39"><text:span text:style-name="T1">CO1</text:span>:<text:tab/>To build software development skills using java programming for real-world applications.</text:p>
      <text:p text:style-name="P39"><text:span text:style-name="T1">CO2</text:span>:<text:tab/>To understand and apply the concepts of classes, packages, interfaces, arraylist, exception handling and file processing.</text:p>
      <text:p text:style-name="P39"><text:span text:style-name="T1">CO3</text:span>:<text:tab/>To develop applications using generic programming and event handling.</text:p>
      <text:p text:style-name="P40"><text:span text:style-name="T1">CO4</text:span>:<text:tab/>To understand and apply the concepts of <text:span text:style-name="T5">multi threading.</text:span></text:p>
      <text:p text:style-name="P39"><text:span text:style-name="T1">CO5</text:span>:<text:tab/>To design and build simple Graphical User Interfaces <text:span text:style-name="T5">application.</text:span></text:p>
      <table:table table:name="Unitwise" table:style-name="Unitwise" table:template-name="Default Style">
        <table:table-column table:style-name="Unitwise.A"/>
        <table:table-column table:style-name="Unitwise.B"/>
        <table:table-column table:style-name="Unitwise.C"/>
        <table:table-column table:style-name="Unitwise.D"/>
        <table:table-column table:style-name="Unitwise.E"/>
        <table:table-column table:style-name="Unitwise.F"/>
        <table:table-column table:style-name="Unitwise.G"/>
        <table:table-column table:style-name="Unitwise.H"/>
        <table:table-row table:style-name="Unitwise.1">
          <table:table-cell table:style-name="Unitwise.A1" office:value-type="string">
            <text:p text:style-name="P23">S No</text:p>
          </table:table-cell>
          <table:table-cell table:style-name="Unitwise.A1" office:value-type="string">
            <text:p text:style-name="P24">Expriments</text:p>
          </table:table-cell>
          <table:table-cell table:style-name="Unitwise.A1" office:value-type="string">
            <text:p text:style-name="P24">Hours Required</text:p>
          </table:table-cell>
          <table:table-cell table:style-name="Unitwise.A1" office:value-type="string">
            <text:p text:style-name="P24">Date Planned</text:p>
          </table:table-cell>
          <table:table-cell table:style-name="Unitwise.A1" office:value-type="string">
            <text:p text:style-name="P22">Course Outcome</text:p>
          </table:table-cell>
          <table:table-cell table:style-name="Unitwise.A1" office:value-type="string">
            <text:p text:style-name="P21">Actual Date</text:p>
          </table:table-cell>
          <table:table-cell table:style-name="Unitwise.A1" office:value-type="string">
            <text:p text:style-name="P21">Day order/Hour</text:p>
          </table:table-cell>
          <table:table-cell table:style-name="Unitwise.H1" office:value-type="string">
            <text:p text:style-name="P21">Remarks</text:p>
          </table:table-cell>
        </table:table-row>
        <table:table-row table:style-name="Unitwise.1">
          <table:table-cell table:style-name="Unitwise.A2" office:value-type="string">
            <text:p text:style-name="P6">1</text:p>
          </table:table-cell>
          <table:table-cell table:style-name="Unitwise.B2" office:value-type="string">
            <text:p text:style-name="P26">Developing a applications that helps to calculate Electricity Bills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10/07/2018</text:p>
          </table:table-cell>
          <table:table-cell table:style-name="Unitwise.A2" office:value-type="string">
            <text:p text:style-name="P19">CO1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>
          <table:table-cell table:style-name="Unitwise.A2" office:value-type="string">
            <text:p text:style-name="P8">2</text:p>
          </table:table-cell>
          <table:table-cell table:style-name="Unitwise.B3" office:value-type="string">
            <text:p text:style-name="P27">Developing <text:span text:style-name="T6">c</text:span>onverters <text:span text:style-name="T6">application </text:span>using java packages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17/07/2018</text:p>
          </table:table-cell>
          <table:table-cell table:style-name="Unitwise.A2" office:value-type="string">
            <text:p text:style-name="P19">CO2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 table:style-name="Unitwise.1">
          <table:table-cell table:style-name="Unitwise.A2" office:value-type="string">
            <text:p text:style-name="P8">3</text:p>
          </table:table-cell>
          <table:table-cell table:style-name="Unitwise.B4" office:value-type="string">
            <text:p text:style-name="P28">Developing Payroll Processing System for different employes.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24/07/2018</text:p>
          </table:table-cell>
          <table:table-cell table:style-name="Unitwise.A2" office:value-type="string">
            <text:p text:style-name="P19">CO2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 table:style-name="Unitwise.1">
          <table:table-cell table:style-name="Unitwise.A2" office:value-type="string">
            <text:p text:style-name="P9">4</text:p>
          </table:table-cell>
          <table:table-cell table:style-name="Unitwise.B5" office:value-type="string">
            <text:p text:style-name="P29">Desing and implement java ADT stack interface with exception handling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01/08/2018</text:p>
          </table:table-cell>
          <table:table-cell table:style-name="Unitwise.A2" office:value-type="string">
            <text:p text:style-name="P19">CO2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 table:style-name="Unitwise.1">
          <table:table-cell table:style-name="Unitwise.A2" office:value-type="string">
            <text:p text:style-name="P10">5</text:p>
          </table:table-cell>
          <table:table-cell table:style-name="Unitwise.B6" office:value-type="string">
            <text:p text:style-name="P30">Developing application for string operations in ArrayList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09/08/2018</text:p>
          </table:table-cell>
          <table:table-cell table:style-name="Unitwise.A2" office:value-type="string">
            <text:p text:style-name="P19">CO2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 table:style-name="Unitwise.1">
          <table:table-cell table:style-name="Unitwise.A2" office:value-type="string">
            <text:p text:style-name="P11">6</text:p>
          </table:table-cell>
          <table:table-cell table:style-name="Unitwise.B7" office:value-type="string">
            <text:p text:style-name="P31">Developing an application for printing area of shapes using abstract class concepts.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17/08/2018</text:p>
          </table:table-cell>
          <table:table-cell table:style-name="Unitwise.A2" office:value-type="string">
            <text:p text:style-name="P19">CO2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 table:style-name="Unitwise.1">
          <table:table-cell table:style-name="Unitwise.A2" office:value-type="string">
            <text:p text:style-name="P12">7</text:p>
          </table:table-cell>
          <table:table-cell table:style-name="Unitwise.B8" office:value-type="string">
            <text:p text:style-name="P32">Developing an application with user defined exceptions.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27/08/2018</text:p>
          </table:table-cell>
          <table:table-cell table:style-name="Unitwise.A2" office:value-type="string">
            <text:p text:style-name="P19">CO2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 table:style-name="Unitwise.1">
          <table:table-cell table:style-name="Unitwise.A2" office:value-type="string">
            <text:p text:style-name="P13">8</text:p>
          </table:table-cell>
          <table:table-cell table:style-name="Unitwise.B9" office:value-type="string">
            <text:p text:style-name="P33">Developing an application that performs read and write operations in files.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11/09/2018</text:p>
          </table:table-cell>
          <table:table-cell table:style-name="Unitwise.A2" office:value-type="string">
            <text:p text:style-name="P19">CO2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 table:style-name="Unitwise.1">
          <table:table-cell table:style-name="Unitwise.A2" office:value-type="string">
            <text:p text:style-name="P14">9</text:p>
          </table:table-cell>
          <table:table-cell table:style-name="Unitwise.B10" office:value-type="string">
            <text:p text:style-name="P34">Developing an application that uses the multithreding concepts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19/09/2018</text:p>
          </table:table-cell>
          <table:table-cell table:style-name="Unitwise.A2" office:value-type="string">
            <text:p text:style-name="P19">CO4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 table:style-name="Unitwise.1">
          <table:table-cell table:style-name="Unitwise.A2" office:value-type="string">
            <text:p text:style-name="P15">10</text:p>
          </table:table-cell>
          <table:table-cell table:style-name="Unitwise.B11" office:value-type="string">
            <text:p text:style-name="P35">Developing an application that find’s the maximum for given value indipendent of it’s type using generic programiming.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28/09/2018</text:p>
          </table:table-cell>
          <table:table-cell table:style-name="Unitwise.A2" office:value-type="string">
            <text:p text:style-name="P19">CO3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ext:soft-page-break/>
        <table:table-row table:style-name="Unitwise.1">
          <table:table-cell table:style-name="Unitwise.A2" office:value-type="string">
            <text:p text:style-name="P15">11</text:p>
          </table:table-cell>
          <table:table-cell table:style-name="Unitwise.B12" office:value-type="string">
            <text:p text:style-name="P5">Design<text:span text:style-name="T7">ing</text:span> a calculator using event-driven programming paradigm of Java <text:span text:style-name="T7">[Decimal and Scientific]</text:span></text:p>
          </table:table-cell>
          <table:table-cell table:style-name="Unitwise.A2" office:value-type="string">
            <text:p text:style-name="P19">4</text:p>
          </table:table-cell>
          <table:table-cell table:style-name="Unitwise.A2" office:value-type="string">
            <text:p text:style-name="P50">08/10/2018</text:p>
          </table:table-cell>
          <table:table-cell table:style-name="Unitwise.A2" office:value-type="string">
            <text:p text:style-name="P19">CO5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>
          <table:table-cell table:style-name="Unitwise.A2" office:value-type="string">
            <text:p text:style-name="P17">12</text:p>
          </table:table-cell>
          <table:table-cell table:style-name="Unitwise.B13" office:value-type="string">
            <text:p text:style-name="P16">Mini-Project</text:p>
          </table:table-cell>
          <table:table-cell table:style-name="Unitwise.A2" office:value-type="string">
            <text:p text:style-name="P19">16</text:p>
          </table:table-cell>
          <table:table-cell table:style-name="Unitwise.A2" office:value-type="string">
            <text:p text:style-name="P7"/>
          </table:table-cell>
          <table:table-cell table:style-name="Unitwise.A2" office:value-type="string">
            <text:p text:style-name="P19">CO5</text:p>
          </table:table-cell>
          <table:table-cell table:style-name="Unitwise.A2" office:value-type="string">
            <text:p text:style-name="P18"/>
          </table:table-cell>
          <table:table-cell table:style-name="Unitwise.A2" office:value-type="string">
            <text:p text:style-name="P18"/>
          </table:table-cell>
          <table:table-cell table:style-name="Unitwise.H2" office:value-type="string">
            <text:p text:style-name="P18"/>
          </table:table-cell>
        </table:table-row>
        <table:table-row table:style-name="Unitwise.1">
          <table:table-cell table:style-name="Unitwise.A14" table:number-columns-spanned="4" office:value-type="string">
            <text:p text:style-name="P25">Total No. of Hours Required as per Lesson Plan to complete the Course</text:p>
          </table:table-cell>
          <table:covered-table-cell/>
          <table:covered-table-cell/>
          <table:covered-table-cell/>
          <table:table-cell table:style-name="Unitwise.E14" table:number-columns-spanned="4" office:value-type="string">
            <text:p text:style-name="P20">60</text:p>
          </table:table-cell>
          <table:covered-table-cell/>
          <table:covered-table-cell/>
          <table:covered-table-cell/>
        </table:table-row>
        <table:table-row table:style-name="Unitwise.1">
          <table:table-cell table:style-name="Unitwise.A15" table:number-columns-spanned="4" office:value-type="string">
            <text:p text:style-name="P36">Total No. of Hours prescribed by Anna University for Completion of the Course</text:p>
          </table:table-cell>
          <table:covered-table-cell/>
          <table:covered-table-cell/>
          <table:covered-table-cell/>
          <table:table-cell table:style-name="Unitwise.E15" table:number-columns-spanned="4" office:value-type="string">
            <text:p text:style-name="P20">60</text:p>
          </table:table-cell>
          <table:covered-table-cell/>
          <table:covered-table-cell/>
          <table:covered-table-cell/>
        </table:table-row>
        <table:table-row table:style-name="Unitwise.1">
          <table:table-cell table:style-name="Unitwise.A16" table:number-columns-spanned="4" office:value-type="string">
            <text:p text:style-name="P36">Total No. of Hours Required as per Lesson Plan to complete the Course</text:p>
          </table:table-cell>
          <table:covered-table-cell/>
          <table:covered-table-cell/>
          <table:covered-table-cell/>
          <table:table-cell table:style-name="Unitwise.E16" table:number-columns-spanned="4" office:value-type="string">
            <text:p text:style-name="P20">60</text:p>
          </table:table-cell>
          <table:covered-table-cell/>
          <table:covered-table-cell/>
          <table:covered-table-cell/>
        </table:table-row>
        <table:table-row table:style-name="Unitwise.1">
          <table:table-cell table:style-name="Unitwise.A17" table:number-columns-spanned="4" office:value-type="string">
            <text:p text:style-name="P25">No. of Hours Required for covering Content Beyond Syllabus</text:p>
          </table:table-cell>
          <table:covered-table-cell/>
          <table:covered-table-cell/>
          <table:covered-table-cell/>
          <table:table-cell table:style-name="Unitwise.E17" table:number-columns-spanned="4" office:value-type="string">
            <text:p text:style-name="P20">0</text:p>
          </table:table-cell>
          <table:covered-table-cell/>
          <table:covered-table-cell/>
          <table:covered-table-cell/>
        </table:table-row>
        <table:table-row table:style-name="Unitwise.1">
          <table:table-cell table:style-name="Unitwise.A18" table:number-columns-spanned="4" office:value-type="string">
            <text:p text:style-name="P36">Total No. of Lecture Hours for Completion of the Course</text:p>
          </table:table-cell>
          <table:covered-table-cell/>
          <table:covered-table-cell/>
          <table:covered-table-cell/>
          <table:table-cell table:style-name="Unitwise.E18" table:number-columns-spanned="4" office:value-type="string">
            <text:p text:style-name="P20">60</text:p>
          </table:table-cell>
          <table:covered-table-cell/>
          <table:covered-table-cell/>
          <table:covered-table-cell/>
        </table:table-row>
      </table:table>
      <text:p text:style-name="P44"/>
      <text:p text:style-name="P48"/>
      <text:p text:style-name="P37"/>
      <text:p text:style-name="P37"/>
      <text:p text:style-name="P37"/>
      <text:p text:style-name="P37"/>
      <text:p text:style-name="P3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Prepared By</text:p>
            <text:p text:style-name="P47">Signature of Faculty</text:p>
          </table:table-cell>
          <table:table-cell table:style-name="Table1.A1" office:value-type="string">
            <text:p text:style-name="P46">Approved By</text:p>
            <text:p text:style-name="P47">Head of Departmen<text:span text:style-name="T8">t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4:17:57.950540009</dc:date>
    <meta:editing-duration>PT6H18M14S</meta:editing-duration>
    <meta:editing-cycles>164</meta:editing-cycles>
    <meta:generator>LibreOffice/6.0.3.2$Linux_X86_64 LibreOffice_project/00m0$Build-2</meta:generator>
    <meta:document-statistic meta:table-count="3" meta:image-count="0" meta:object-count="0" meta:page-count="2" meta:paragraph-count="103" meta:word-count="346" meta:character-count="2205" meta:non-whitespace-character-count="1962"/>
  </office:meta>
</office:document-meta>
</file>